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text:list-style style:name="L1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árbol dejo de ser AVL, esto es: esAVL(a))==Falso, y debe ser balanceado nuevamente. En este caso, tenemos las siguientes posibilidades:</text:p>
      <text:p text:style-name="P1"/>
      <text:p text:style-name="P1"><text:tab/>2.1.- Si (absoluto(FactBal(a))&gt;1 </text:p>
      <text:p text:style-name="P1"><text:tab/><text:tab/>2.1.1 Si (esAVL(izqAB(a)) &amp;&amp; esAVL(derAB(a))) </text:p>
      <text:p text:style-name="P1"><text:tab/><text:tab/> <text:s text:c="7"/>Entonces, ambos sub-árboles son AVL, y tenemos algunos de los dos siguientes casos:</text:p>
      <text:p text:style-name="P1"><text:tab/><text:tab/><text:tab/>2.1.1.1- Si FactBal(a)&gt;1: se desbalanceo por la izquierda, y existen dos posibilidades:</text:p>
      <text:p text:style-name="P1"><text:tab/><text:tab/><text:tab/><text:tab/>2.1.1.1.1 Si FacBal(izqAB(a))&gt;0: a=RotaDer(a).</text:p>
      <text:p text:style-name="P1"><text:tab/><text:tab/><text:tab/><text:tab/>2.1.1.1.2 Sino, entonces se cumple que FacBal(izqAB(a))&lt;0: a=RotaDerIzq(a).</text:p>
      <text:p text:style-name="P1"><text:tab/><text:tab/><text:tab/>2.1.1.2.- Sino, entonces se cumple que FactBal(a)&lt;-1: se desbalanceos por la derecha, y existen dos posibilidades:</text:p>
      <text:p text:style-name="P1"><text:tab/><text:tab/><text:tab/><text:tab/>2.1.1.2.1 Si FacBal(derecho(a))&lt;0: a=RotaIzq(a).</text:p>
      <text:p text:style-name="P1"><text:tab/><text:tab/><text:tab/><text:tab/>2.1.1.2.2 Sino, entonce se cumple que FacBal(derAB(a))&gt;0: a=RotaIzqDer(a). </text:p>
      <text:p text:style-name="P1"><text:tab/><text:tab/>2.1.2 Sino, entonces alguno de los subarboles dejó de ser AVL, y tenemos dos posibilidades:</text:p>
      <text:p text:style-name="P1"><text:tab/><text:tab/><text:tab/>2.1.2.1 Si esAVL(izqAB(a))==Cierto: cons(raiz(a), izqAB(a), hazAVL(derAB(a)))</text:p>
      <text:p text:style-name="P1"><text:tab/><text:tab/><text:tab/>2.1.2.2 Sino, entonces se cumple que esAVL(derAB(a))==Cierto: cons(raiz(a),hazAVL(izqAB(a), derAB(a))</text:p>
      <text:p text:style-name="P1"/>
      <text:p text:style-name="P1"><text:tab/>2.2.- Sino, evidentemente se cumple que absoluto(FactBal(a))&lt;=1, implicando que alguno de los sub-árboles dejo de ser AVL. </text:p>
      <text:p text:style-name="P1"><text:tab/><text:tab/><text:tab/>En este caso, tenemos alguno de los dos casos:</text:p>
      <text:p text:style-name="P1"><text:tab/><text:tab/>2.2.1 Si esAVL(izqAB(a))=Cierto: cons(raiz(a), izqAB(a), hazAVL(derAB(a))</text:p>
      <text:p text:style-name="P1"><text:tab/><text:tab/>2.2.2 Sino, entonces se cumple que esAVL(derAB(a))==Cierto: cons(raiz(a), hazAVL(izqAB(a), derAB(a)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tiago Suarez</meta:initial-creator>
    <meta:creation-date>2020-05-27T14:28:40.12</meta:creation-date>
    <dc:date>2021-10-13T07:34:40</dc:date>
    <dc:creator>Santiago Suarez</dc:creator>
    <meta:editing-duration>PT20H33M26S</meta:editing-duration>
    <meta:editing-cycles>4</meta:editing-cycles>
    <meta:generator>OpenOffice/4.1.4$Win32 OpenOffice.org_project/414m5$Build-9788</meta:generator>
    <meta:document-statistic meta:table-count="0" meta:image-count="0" meta:object-count="0" meta:page-count="1" meta:paragraph-count="17" meta:word-count="166" meta:character-count="1408"/>
  </office:meta>
</office:document-meta>
</file>